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B03EB8C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width="17cm" svg:height="9.557cm" draw:z-index="0"><draw:image xlink:href="Pictures/100000000000055600000300B03EB8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2:31:03.994000000</meta:creation-date>
    <dc:date>2016-01-14T12:31:51.923000000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1.4.2$Windows_x86 LibreOffice_project/0a0440ccc0227ad9829de5f46be37cfb6edcf72</meta:generator>
  </office:meta>
</office:document-meta>
</file>